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14041" officeooo:paragraph-rsid="00014041"/>
    </style:style>
    <style:style style:name="P2" style:family="paragraph" style:parent-style-name="Standard">
      <style:text-properties officeooo:rsid="00021089" officeooo:paragraph-rsid="00021089"/>
    </style:style>
    <style:style style:name="P3" style:family="paragraph" style:parent-style-name="Standard">
      <style:text-properties officeooo:rsid="00048f80" officeooo:paragraph-rsid="00048f80"/>
    </style:style>
    <style:style style:name="P4" style:family="paragraph" style:parent-style-name="Standard">
      <style:text-properties officeooo:rsid="0004db40" officeooo:paragraph-rsid="0004db40"/>
    </style:style>
    <style:style style:name="P5" style:family="paragraph" style:parent-style-name="Standard">
      <style:text-properties officeooo:rsid="0004db40" officeooo:paragraph-rsid="00014041"/>
    </style:style>
    <style:style style:name="P6" style:family="paragraph" style:parent-style-name="Standard">
      <style:text-properties officeooo:rsid="00075b0c" officeooo:paragraph-rsid="00075b0c"/>
    </style:style>
    <style:style style:name="P7" style:family="paragraph" style:parent-style-name="Text_20_body">
      <style:text-properties officeooo:rsid="0004db40" officeooo:paragraph-rsid="00014041"/>
    </style:style>
    <style:style style:name="P8" style:family="paragraph" style:parent-style-name="Text_20_body">
      <style:paragraph-properties fo:margin-top="0in" fo:margin-bottom="0in" loext:contextual-spacing="false" fo:line-height="100%"/>
    </style:style>
    <style:style style:name="T1" style:family="text">
      <style:text-properties officeooo:rsid="00015925"/>
    </style:style>
    <style:style style:name="T2" style:family="text">
      <style:text-properties officeooo:rsid="000299a8"/>
    </style:style>
    <style:style style:name="T3" style:family="text">
      <style:text-properties officeooo:rsid="00048f80"/>
    </style:style>
    <style:style style:name="T4" style:family="text">
      <style:text-properties officeooo:rsid="0004db40"/>
    </style:style>
    <style:style style:name="T5" style:family="text">
      <style:text-properties officeooo:rsid="0004e1ec"/>
    </style:style>
    <style:style style:name="T6" style:family="text">
      <style:text-properties officeooo:rsid="000662b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mail sent 2018-02-15</text:p>
      <text:p text:style-name="P1"/>
      <text:p text:style-name="P7">Orville,</text:p>
      <text:p text:style-name="P8">As we discussed on Monday, I recommend that the two attached documents “Vision Document for the BSJ Legal Metrology Database Software” and “Software User Requirements The Compliance Department Bureau of Standards, Jamaica” serve as the basis for meeting the requirements of the “Legal Metrology” and “Standards Compliance” departments of the NCRA through the JMTS. I don’t have a similar document for the “Foods Inspectorate” department but one can be drafted.</text:p>
      <text:p text:style-name="P8"/>
      <text:p text:style-name="P8">I recommend that these documents be sent to Mrs Edwards of the NCRA for her to review with other persons from the respective departments then request a meeting with her after the review. The purpose of the review and meeting would be to update the documents and determine the parts that are still relevant. Planning and implementation can then proceed after the documents are updated.</text:p>
      <text:p text:style-name="P8">Subsequent to the meeting with NCRA I would be in a better position to determine the full scope of work to be done and draft my inception report and work plans.</text:p>
      <text:p text:style-name="P8"/>
      <text:p text:style-name="P8">Please advise if you agree with this approach and give your recommended modification to the approach if necessary.</text:p>
      <text:p text:style-name="P8"/>
      <text:p text:style-name="P8">I will be in office tomorrow so we can discuss this further if required.</text:p>
      <text:p text:style-name="P8"/>
      <text:p text:style-name="P8">Regards,</text:p>
      <text:p text:style-name="P8">Desmond</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5T11:34:09.644932103</meta:creation-date>
    <dc:date>2018-02-15T12:56:17.375822354</dc:date>
    <meta:editing-duration>PT1H22M5S</meta:editing-duration>
    <meta:editing-cycles>10</meta:editing-cycles>
    <meta:generator>LibreOffice/5.4.5.1$Linux_x86 LibreOffice_project/40$Build-1</meta:generator>
    <meta:document-statistic meta:table-count="0" meta:image-count="0" meta:object-count="0" meta:page-count="1" meta:paragraph-count="9" meta:word-count="204" meta:character-count="1234" meta:non-whitespace-character-count="1039"/>
  </office:meta>
</office:document-meta>
</file>